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paragraph-properties style:line-height-at-least="0.503cm" fo:text-align="justify" style:justify-single-word="false"/>
      <style:text-properties fo:font-size="10.5pt" fo:font-style="italic" fo:font-weight="bold" officeooo:rsid="002705e7" officeooo:paragraph-rsid="00343811"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font-size="10.5pt" officeooo:paragraph-rsid="003f9136" style:font-size-asian="10.5pt" style:font-size-complex="10.5pt"/>
    </style:style>
    <style:style style:name="P9" style:family="paragraph" style:parent-style-name="Standard">
      <style:paragraph-properties fo:text-align="justify" style:justify-single-word="false"/>
      <style:text-properties fo:font-size="10.5pt" officeooo:paragraph-rsid="00432e27" style:font-size-asian="10.5pt" style:font-size-complex="10.5pt"/>
    </style:style>
    <style:style style:name="P10" style:family="paragraph" style:parent-style-name="Standard">
      <style:paragraph-properties fo:text-align="justify" style:justify-single-word="false"/>
      <style:text-properties fo:font-size="10.5pt" officeooo:rsid="0045088f" officeooo:paragraph-rsid="0045088f" style:font-size-asian="10.5pt" style:font-size-complex="10.5pt"/>
    </style:style>
    <style:style style:name="P11"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a933" fo:font-size="14pt" fo:font-weight="bold" officeooo:rsid="0045088f" officeooo:paragraph-rsid="0045088f" style:font-size-asian="14pt" style:font-weight-asian="bold" style:font-size-complex="14pt" style:font-weight-complex="bold"/>
    </style:style>
    <style:style style:name="P13" style:family="paragraph" style:parent-style-name="Standard">
      <style:paragraph-properties style:line-height-at-least="0.503cm" fo:text-align="justify" style:justify-single-word="false"/>
      <style:text-properties officeooo:paragraph-rsid="00343811"/>
    </style:style>
    <style:style style:name="P14" style:family="paragraph" style:parent-style-name="Standard">
      <style:paragraph-properties style:line-height-at-least="0.503cm" fo:text-align="justify" style:justify-single-word="false"/>
      <style:text-properties officeooo:paragraph-rsid="00443215"/>
    </style:style>
    <style:style style:name="P15" style:family="paragraph" style:parent-style-name="Standard">
      <style:paragraph-properties style:line-height-at-least="0.503cm" fo:text-align="justify" style:justify-single-word="false"/>
      <style:text-properties style:text-position="0% 100%" fo:font-size="10.5pt" fo:font-weight="bold" officeooo:rsid="0024e6a4" officeooo:paragraph-rsid="002057f2" style:font-weight-asian="bold" style:font-weight-complex="bold"/>
    </style:style>
    <style:style style:name="P16"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7" style:family="paragraph" style:parent-style-name="Standard">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18" style:family="paragraph" style:parent-style-name="Standard">
      <style:paragraph-properties style:line-height-at-least="0.503cm" fo:text-align="justify" style:justify-single-word="false"/>
      <style:text-properties fo:font-style="normal" officeooo:paragraph-rsid="00343811" style:font-style-asian="normal" style:font-style-complex="normal"/>
    </style:style>
    <style:style style:name="P19" style:family="paragraph" style:parent-style-name="Standard">
      <style:text-properties style:font-name="Liberation Serif" fo:font-size="11pt"/>
    </style:style>
    <style:style style:name="P20" style:family="paragraph" style:parent-style-name="Standard">
      <style:paragraph-properties fo:margin-top="0cm" fo:margin-bottom="0.247cm" loext:contextual-spacing="false" fo:line-height="120%"/>
      <style:text-properties style:font-name="Liberation Serif" fo:font-size="11pt"/>
    </style:style>
    <style:style style:name="P21" style:family="paragraph" style:parent-style-name="Standard">
      <style:paragraph-properties fo:margin-top="0cm" fo:margin-bottom="0.247cm" loext:contextual-spacing="false" fo:line-height="120%"/>
      <style:text-properties style:font-name="Liberation Serif" fo:font-size="11pt" officeooo:paragraph-rsid="0045088f"/>
    </style:style>
    <style:style style:name="P22" style:family="paragraph" style:parent-style-name="Standard" style:list-style-name="L1">
      <style:paragraph-properties style:line-height-at-least="0.503cm" fo:text-align="justify" style:justify-single-word="false"/>
      <style:text-properties officeooo:paragraph-rsid="002705e7"/>
    </style:style>
    <style:style style:name="P23" style:family="paragraph" style:parent-style-name="Standard" style:list-style-name="L2">
      <style:paragraph-properties style:line-height-at-least="0.503cm" fo:text-align="justify" style:justify-single-word="false"/>
      <style:text-properties officeooo:paragraph-rsid="003af4d8"/>
    </style:style>
    <style:style style:name="P24" style:family="paragraph" style:parent-style-name="Standard" style:list-style-name="L3">
      <style:paragraph-properties style:line-height-at-least="0.503cm" fo:text-align="justify" style:justify-single-word="false"/>
      <style:text-properties officeooo:paragraph-rsid="002057f2"/>
    </style:style>
    <style:style style:name="P25" style:family="paragraph" style:parent-style-name="Standard" style:list-style-name="L4">
      <style:paragraph-properties style:line-height-at-least="0.503cm" fo:text-align="justify" style:justify-single-word="false"/>
      <style:text-properties officeooo:paragraph-rsid="002d0076"/>
    </style:style>
    <style:style style:name="P26" style:family="paragraph" style:parent-style-name="Standard" style:list-style-name="L1">
      <style:paragraph-properties style:line-height-at-least="0.503cm" fo:text-align="justify" style:justify-single-word="false"/>
      <style:text-properties officeooo:rsid="002fcf72" officeooo:paragraph-rsid="002fcf72"/>
    </style:style>
    <style:style style:name="P27" style:family="paragraph" style:parent-style-name="Standard" style:list-style-name="L1">
      <style:paragraph-properties style:line-height-at-least="0.503cm" fo:text-align="justify" style:justify-single-word="false"/>
      <style:text-properties officeooo:rsid="00233110" officeooo:paragraph-rsid="002705e7"/>
    </style:style>
    <style:style style:name="P28"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29"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30" style:family="paragraph" style:parent-style-name="Standard" style:list-style-name="L2">
      <style:paragraph-properties style:line-height-at-least="0.503cm" fo:text-align="justify" style:justify-single-word="false"/>
      <style:text-properties fo:font-style="italic" officeooo:paragraph-rsid="00343811" style:font-style-asian="italic" style:font-style-complex="italic"/>
    </style:style>
    <style:style style:name="P31"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32" style:family="paragraph" style:parent-style-name="Standard" style:list-style-name="L5">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33" style:family="paragraph" style:parent-style-name="Standard" style:list-style-name="L5">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34" style:family="paragraph" style:parent-style-name="Standard">
      <style:paragraph-properties fo:text-align="justify" style:justify-single-word="false"/>
      <style:text-properties style:text-position="0% 100%" fo:font-size="10.5pt" officeooo:rsid="002180fd" officeooo:paragraph-rsid="00432e27" style:font-size-asian="10.5pt" style:font-size-complex="10.5pt"/>
    </style:style>
    <style:style style:name="P35" style:family="paragraph" style:parent-style-name="Standard" style:list-style-name="L2">
      <style:paragraph-properties style:line-height-at-least="0.503cm" fo:text-align="justify" style:justify-single-word="false"/>
      <style:text-properties fo:font-size="10.5pt" fo:font-style="italic" officeooo:rsid="00360f43" officeooo:paragraph-rsid="00360f43" style:font-size-asian="10.5pt" style:font-style-asian="italic" style:font-size-complex="10.5pt" style:font-style-complex="italic"/>
    </style:style>
    <style:style style:name="P36" style:family="paragraph" style:parent-style-name="Standard" style:list-style-name="L4">
      <style:paragraph-properties style:line-height-at-least="0.503cm" fo:text-align="justify" style:justify-single-word="false"/>
      <style:text-properties officeooo:rsid="0036e119" officeooo:paragraph-rsid="0036e119"/>
    </style:style>
    <style:style style:name="P37" style:family="paragraph" style:parent-style-name="Standard" style:list-style-name="L5">
      <style:paragraph-properties style:line-height-at-least="0.503cm" fo:text-align="justify" style:justify-single-word="false"/>
      <style:text-properties officeooo:rsid="0037f86b" officeooo:paragraph-rsid="0037f86b"/>
    </style:style>
    <style:style style:name="T1" style:family="text">
      <style:text-properties officeooo:rsid="001a6986"/>
    </style:style>
    <style:style style:name="T2" style:family="text">
      <style:text-properties fo:color="#d4d4d4" style:font-name="Droid Sans Mono" fo:font-weight="normal" officeooo:rsid="001a6986" fo:background-color="#1e1e1e" loext:char-shading-value="0" style:font-size-asian="14pt" style:font-size-complex="16pt"/>
    </style:style>
    <style:style style:name="T3" style:family="text">
      <style:text-properties style:text-position="0% 100%"/>
    </style:style>
    <style:style style:name="T4" style:family="text">
      <style:text-properties style:text-position="0% 100%" fo:font-size="10.5pt" fo:font-style="italic" fo:font-weight="normal" style:font-style-asian="italic" style:font-weight-asian="normal" style:font-style-complex="italic" style:font-weight-complex="normal"/>
    </style:style>
    <style:style style:name="T5" style:family="text">
      <style:text-properties style:text-position="0% 100%" fo:font-size="10.5pt" fo:font-style="italic" fo:font-weight="normal" officeooo:rsid="0024e6a4" style:font-style-asian="italic" style:font-weight-asian="normal" style:font-style-complex="italic" style:font-weight-complex="normal"/>
    </style:style>
    <style:style style:name="T6" style:family="text">
      <style:text-properties style:text-position="0% 100%" fo:font-size="10.5pt" fo:font-style="italic" fo:font-weight="normal" officeooo:rsid="0026c229" style:font-style-asian="italic" style:font-weight-asian="normal" style:font-style-complex="italic" style:font-weight-complex="normal"/>
    </style:style>
    <style:style style:name="T7" style:family="text">
      <style:text-properties style:text-position="0% 100%" fo:font-size="10.5pt" fo:font-style="normal" fo:font-weight="normal" style:font-style-asian="normal" style:font-weight-asian="normal" style:font-style-complex="normal" style:font-weight-complex="normal"/>
    </style:style>
    <style:style style:name="T8" style:family="text">
      <style:text-properties style:text-position="0% 100%" fo:font-size="10.5pt" fo:font-style="normal" fo:font-weight="normal" officeooo:rsid="0025323b" style:font-style-asian="normal" style:font-weight-asian="normal" style:font-style-complex="normal" style:font-weight-complex="normal"/>
    </style:style>
    <style:style style:name="T9" style:family="text">
      <style:text-properties style:text-position="0% 100%" fo:font-size="10.5pt" fo:font-style="normal" fo:font-weight="normal" officeooo:rsid="0026c229" style:font-style-asian="normal" style:font-weight-asian="normal" style:font-style-complex="normal" style:font-weight-complex="normal"/>
    </style:style>
    <style:style style:name="T10" style:family="text">
      <style:text-properties style:text-position="0% 100%" fo:font-size="10.5pt" fo:font-style="normal" fo:font-weight="normal" officeooo:rsid="00343811" style:font-style-asian="normal" style:font-weight-asian="normal" style:font-style-complex="normal" style:font-weight-complex="normal"/>
    </style:style>
    <style:style style:name="T11" style:family="text">
      <style:text-properties style:text-position="0% 100%" fo:font-size="10.5pt" fo:font-style="normal" officeooo:rsid="0035a49b" style:font-size-asian="10.5pt" style:font-style-asian="normal" style:font-size-complex="10.5pt" style:font-style-complex="normal"/>
    </style:style>
    <style:style style:name="T12" style:family="text">
      <style:text-properties style:text-position="0% 100%" fo:font-size="10.5pt" fo:font-style="normal" officeooo:rsid="003af4d8" style:font-size-asian="10.5pt" style:font-style-asian="normal" style:font-size-complex="10.5pt" style:font-style-complex="normal"/>
    </style:style>
    <style:style style:name="T13" style:family="text">
      <style:text-properties style:text-position="0% 100%" fo:font-size="10.5pt" fo:font-weight="normal" style:font-weight-asian="normal" style:font-weight-complex="normal"/>
    </style:style>
    <style:style style:name="T14" style:family="text">
      <style:text-properties style:text-position="0% 100%" fo:font-size="10.5pt" fo:font-weight="normal" officeooo:rsid="00284a3f" style:font-weight-asian="normal" style:font-weight-complex="normal"/>
    </style:style>
    <style:style style:name="T15" style:family="text">
      <style:text-properties style:text-position="0% 100%" fo:font-size="10.5pt" fo:font-weight="normal" officeooo:rsid="002924d5" style:font-weight-asian="normal" style:font-weight-complex="normal"/>
    </style:style>
    <style:style style:name="T16" style:family="text">
      <style:text-properties style:text-position="0% 100%" fo:font-size="10.5pt" fo:font-weight="normal" officeooo:rsid="0026c229" style:font-weight-asian="normal" style:font-weight-complex="normal"/>
    </style:style>
    <style:style style:name="T17" style:family="text">
      <style:text-properties style:text-position="0% 100%" fo:font-size="10.5pt" fo:font-weight="normal" officeooo:rsid="002705e7" style:font-weight-asian="normal" style:font-weight-complex="normal"/>
    </style:style>
    <style:style style:name="T18" style:family="text">
      <style:text-properties style:text-position="0% 100%" fo:font-size="10.5pt" fo:font-weight="normal" officeooo:rsid="00343811" style:font-weight-asian="normal" style:font-weight-complex="normal"/>
    </style:style>
    <style:style style:name="T19" style:family="text">
      <style:text-properties style:text-position="0% 100%" fo:font-size="10.5pt" fo:font-weight="normal" officeooo:rsid="0037f86b" style:font-weight-asian="normal" style:font-weight-complex="normal"/>
    </style:style>
    <style:style style:name="T20" style:family="text">
      <style:text-properties style:text-position="0% 100%" fo:font-size="10.5pt" fo:font-weight="normal" officeooo:rsid="00394f05" style:font-weight-asian="normal" style:font-weight-complex="normal"/>
    </style:style>
    <style:style style:name="T21" style:family="text">
      <style:text-properties style:text-position="0% 100%" fo:font-size="10.5pt" fo:font-weight="normal" officeooo:rsid="002d0076" style:font-size-asian="10.5pt" style:font-weight-asian="normal" style:font-size-complex="10.5pt" style:font-weight-complex="normal"/>
    </style:style>
    <style:style style:name="T22" style:family="text">
      <style:text-properties style:text-position="0% 100%" fo:font-size="10.5pt" fo:font-weight="bold" officeooo:rsid="00443215" style:font-weight-asian="bold" style:font-weight-complex="bold"/>
    </style:style>
    <style:style style:name="T23" style:family="text">
      <style:text-properties style:text-position="0% 100%" officeooo:rsid="00426a88"/>
    </style:style>
    <style:style style:name="T24" style:family="text">
      <style:text-properties style:text-position="0% 100%" officeooo:rsid="001de8c6"/>
    </style:style>
    <style:style style:name="T25" style:family="text">
      <style:text-properties style:text-position="0% 100%" officeooo:rsid="002057f2"/>
    </style:style>
    <style:style style:name="T26" style:family="text">
      <style:text-properties style:text-position="0% 100%" officeooo:rsid="001eda22"/>
    </style:style>
    <style:style style:name="T27" style:family="text">
      <style:text-properties style:text-position="0% 100%" officeooo:rsid="002180fd"/>
    </style:style>
    <style:style style:name="T28" style:family="text">
      <style:text-properties style:text-position="0% 100%" fo:font-style="italic" officeooo:rsid="002180fd"/>
    </style:style>
    <style:style style:name="T29" style:family="text">
      <style:text-properties fo:font-size="10.5pt" officeooo:rsid="001de8c6"/>
    </style:style>
    <style:style style:name="T30" style:family="text">
      <style:text-properties fo:font-size="10.5pt" officeooo:rsid="001eda22"/>
    </style:style>
    <style:style style:name="T31" style:family="text">
      <style:text-properties fo:font-size="10.5pt" fo:font-weight="bold" officeooo:rsid="00233110" style:font-weight-asian="bold" style:font-weight-complex="bold"/>
    </style:style>
    <style:style style:name="T32" style:family="text">
      <style:text-properties fo:font-size="10.5pt" fo:font-weight="bold" officeooo:rsid="001de8c6" style:font-weight-asian="bold" style:font-weight-complex="bold"/>
    </style:style>
    <style:style style:name="T33" style:family="text">
      <style:text-properties fo:font-size="10.5pt" fo:font-style="italic" fo:font-weight="bold" officeooo:rsid="00233110" style:font-style-asian="italic" style:font-weight-asian="bold" style:font-style-complex="italic" style:font-weight-complex="bold"/>
    </style:style>
    <style:style style:name="T34" style:family="text">
      <style:text-properties fo:font-size="10.5pt" fo:font-style="italic" fo:font-weight="normal" officeooo:rsid="00233110" style:font-style-asian="italic" style:font-weight-asian="normal" style:font-style-complex="italic" style:font-weight-complex="normal"/>
    </style:style>
    <style:style style:name="T35" style:family="text">
      <style:text-properties fo:font-size="10.5pt" fo:font-style="italic" fo:font-weight="normal" officeooo:rsid="0024e6a4" style:font-style-asian="italic" style:font-weight-asian="normal" style:font-style-complex="italic" style:font-weight-complex="normal"/>
    </style:style>
    <style:style style:name="T36" style:family="text">
      <style:text-properties fo:font-size="10.5pt" fo:font-style="normal" fo:font-weight="normal" officeooo:rsid="0025323b" style:font-style-asian="normal" style:font-weight-asian="normal" style:font-style-complex="normal" style:font-weight-complex="normal"/>
    </style:style>
    <style:style style:name="T37" style:family="text">
      <style:text-properties fo:font-size="10.5pt" fo:font-style="normal" fo:font-weight="normal" officeooo:rsid="0024e6a4" style:font-style-asian="normal" style:font-weight-asian="normal" style:font-style-complex="normal" style:font-weight-complex="normal"/>
    </style:style>
    <style:style style:name="T38" style:family="text">
      <style:text-properties fo:font-size="10.5pt" fo:font-style="normal" fo:font-weight="bold" officeooo:rsid="0035a49b" style:font-style-asian="normal" style:font-weight-asian="bold" style:font-style-complex="normal" style:font-weight-complex="bold"/>
    </style:style>
    <style:style style:name="T39" style:family="text">
      <style:text-properties fo:font-size="10.5pt" fo:font-style="normal" fo:font-weight="bold" officeooo:rsid="001de8c6" style:font-style-asian="normal" style:font-weight-asian="bold" style:font-style-complex="normal" style:font-weight-complex="bold"/>
    </style:style>
    <style:style style:name="T40" style:family="text">
      <style:text-properties fo:font-size="10.5pt" fo:font-style="normal" officeooo:rsid="001de8c6" style:font-style-asian="normal" style:font-style-complex="normal"/>
    </style:style>
    <style:style style:name="T41" style:family="text">
      <style:text-properties fo:font-size="10.5pt" fo:font-style="normal" officeooo:rsid="0035a49b" style:font-size-asian="10.5pt" style:font-style-asian="normal" style:font-size-complex="10.5pt" style:font-style-complex="normal"/>
    </style:style>
    <style:style style:name="T42" style:family="text">
      <style:text-properties fo:font-size="10.5pt" fo:font-style="normal" officeooo:rsid="003af4d8" style:font-size-asian="10.5pt" style:font-style-asian="normal" style:font-size-complex="10.5pt" style:font-style-complex="normal"/>
    </style:style>
    <style:style style:name="T43" style:family="text">
      <style:text-properties fo:font-size="10.5pt" style:font-size-asian="10.5pt" style:font-size-complex="10.5pt"/>
    </style:style>
    <style:style style:name="T44" style:family="text">
      <style:text-properties fo:font-size="10.5pt" officeooo:rsid="00432e27" style:font-size-asian="10.5pt" style:font-size-complex="10.5pt"/>
    </style:style>
    <style:style style:name="T45" style:family="text">
      <style:text-properties fo:font-size="10.5pt" officeooo:rsid="00443215" style:font-size-asian="10.5pt" style:font-size-complex="10.5pt"/>
    </style:style>
    <style:style style:name="T46" style:family="text">
      <style:text-properties fo:font-style="normal" style:font-style-asian="normal" style:font-style-complex="normal"/>
    </style:style>
    <style:style style:name="T47" style:family="text">
      <style:text-properties fo:font-style="normal" officeooo:rsid="0035a49b" style:font-style-asian="normal" style:font-style-complex="normal"/>
    </style:style>
    <style:style style:name="T48" style:family="text">
      <style:text-properties fo:font-style="italic" fo:font-weight="normal" officeooo:rsid="00233110" style:font-style-asian="italic" style:font-weight-asian="normal" style:font-style-complex="italic" style:font-weight-complex="normal"/>
    </style:style>
    <style:style style:name="T49" style:family="text">
      <style:text-properties fo:font-style="italic" fo:font-weight="bold" officeooo:rsid="00233110" style:font-style-asian="italic" style:font-weight-asian="bold" style:font-style-complex="italic" style:font-weight-complex="bold"/>
    </style:style>
    <style:style style:name="T50" style:family="text">
      <style:text-properties fo:font-style="italic" style:font-style-asian="italic"/>
    </style:style>
    <style:style style:name="T51" style:family="text">
      <style:text-properties fo:background-color="#ffff00" loext:char-shading-value="0"/>
    </style:style>
    <style:style style:name="T52" style:family="text">
      <style:text-properties officeooo:rsid="004113c2"/>
    </style:style>
    <style:style style:name="T53" style:family="text">
      <style:text-properties officeooo:rsid="00426a88"/>
    </style:style>
    <style:style style:name="T54" style:family="text">
      <style:text-properties fo:font-weight="bold" officeooo:rsid="00432e27" style:font-weight-asian="bold" style:font-weight-complex="bold"/>
    </style:style>
    <style:style style:name="T55" style:family="text">
      <style:text-properties officeooo:rsid="001de8c6"/>
    </style:style>
    <style:style style:name="T56" style:family="text">
      <style:text-properties officeooo:rsid="001eda2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 – <text:span text:style-name="T1">Literature Review</text:span></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2">tjc19@ic.ac.uk</text:span></text:a></text:p>
      <text:p text:style-name="P3"/>
      <text:p text:style-name="P11">Introduction</text:p>
      <text:p text:style-name="P6">Terminology:</text:p>
      <text:list xml:id="list724707302" text:style-name="L1">
        <text:list-item>
          <text:p text:style-name="P22"><text:span text:style-name="T34">H</text:span><text:span text:style-name="T35">omology: </text:span><text:span text:style-name="T37">The concept of homology precedes</text:span><text:span text:style-name="T36"> Darwin’s explanation of its origins as it simply describes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WUy0v9kGzX"/><text:span text:style-name="T36">(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WUy0v9kGzX"/><text:span text:style-name="T8">. </text:span><text:span text:style-name="T9"><text:s/></text:span></text:p>
        </text:list-item>
        <text:list-item>
          <text:p text:style-name="P26"><text:span text:style-name="T6">D</text:span><text:span text:style-name="T4">ynamic homology:</text:span><text:span text:style-name="T7"> </text:span></text:p>
        </text:list-item>
        <text:list-item>
          <text:p text:style-name="P27"><text:span text:style-name="T5">Evolutionary Morphology</text:span><text:span text:style-name="T6">:</text:span><text:span text:style-name="T9"> </text:span></text:p>
        </text:list-item>
        <text:list-item>
          <text:p text:style-name="P28"><text:span text:style-name="T16">G</text:span><text:span text:style-name="T13">raphs:</text:span></text:p>
        </text:list-item>
        <text:list-item>
          <text:p text:style-name="P31">isomorphisms:</text:p>
        </text:list-item>
        <text:list-item>
          <text:p text:style-name="P28"><text:span text:style-name="T13">Graphlets: </text:span><text:span text:style-name="T7">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lKZNorXWmN"/><text:span text:style-name="T7">(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lKZNorXWmN"/><text:span text:style-name="T7">⁠.</text:span></text:p>
        </text:list-item>
        <text:list-item>
          <text:p text:style-name="P29"><text:span text:style-name="T13">Automorphism orbit: </text:span><text:span text:style-name="T7">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bg2CK78wfH"/><text:span text:style-name="T7">(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bg2CK78wfH"/><text:span text:style-name="T7">⁠.</text:span></text:p>
        </text:list-item>
        <text:list-item>
          <text:p text:style-name="P29"><text:span text:style-name="T13">Graphlet degrees: </text:span><text:span text:style-name="T7">whilst node degree is the number of edges connected to a particular node/vertex, graphlet degree is the number of times a given node, </text:span><text:span text:style-name="T13">v</text:span><text:span text:style-name="T7">, touches a graphlet or orbit </text:span><text:span text:style-name="T13">i</text:span><text:span text:style-name="T7">.</text:span></text:p>
        </text:list-item>
      </text:list>
      <text:p text:style-name="P7"/>
      <text:p text:style-name="P13"><text:span text:style-name="T38">Methods</text:span><text:span text:style-name="T39">:</text:span><text:span text:style-name="T40"> </text:span></text:p>
      <text:list xml:id="list799142079" text:style-name="L2">
        <text:list-item>
          <text:p text:style-name="P30"><text:span text:style-name="T17">G</text:span><text:span text:style-name="T18">raphlet degrees: </text:span><text:span text:style-name="T10">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uGtBlq18a2"/><text:span text:style-name="T10">(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uGtBlq18a2"/><text:span text:style-name="T10">⁠,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I418QvWsEw"/><text:span text:style-name="T10">(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I418QvWsEw"/><text:span text:style-name="T46">, </text:span><text:span text:style-name="T47">and so are used for network alignment in the</text:span><text:span text:style-name="T41">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fjDECqjS90"/><text:span text:style-name="T11">(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fjDECqjS90"/><text:span text:style-name="T41">⁠, or potentially anatomical networks.</text:span></text:p>
        </text:list-item>
        <text:list-item>
          <text:p text:style-name="P35">Integer Programming<text:span text:style-name="T46">:</text:span></text:p>
        </text:list-item>
        <text:list-item>
          <text:p text:style-name="P35">Lagrangian relaxation<text:span text:style-name="T46">:</text:span></text:p>
        </text:list-item>
        <text:list-item>
          <text:p text:style-name="P23"><text:span text:style-name="T42">MI-GRAAL allows use of multiple measures of similarity and so is more general purpose – better suited to our needs </text:span><text:reference-mark-start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lIUAIn2M7C"/><text:span text:style-name="T12">(Kuchaiev and Pržulj, 2011)</text:span><text:reference-mark-end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lIUAIn2M7C"/><text:span text:style-name="T42">⁠.</text:span></text:p>
        </text:list-item>
      </text:list>
      <text:p text:style-name="P18"/>
      <text:p text:style-name="P18"><text:span text:style-name="T32">Applications </text:span><text:span text:style-name="T31">of morphology</text:span><text:span text:style-name="T32">:</text:span><text:span text:style-name="T29"> </text:span></text:p>
      <text:list xml:id="list417004950" text:style-name="L3">
        <text:list-item>
          <text:p text:style-name="P24"><text:span text:style-name="T34">Potential for ADR:</text:span><text:span text:style-name="T33"> </text:span><text:span text:style-name="T29">Whilst the fossil record is sparse </text:span><text:span text:style-name="T30">we can expect</text:span><text:span text:style-name="T29"> 1%-10% of known fossil species </text:span><text:span text:style-name="T30">to</text:span><text:span text:style-name="T29"> be directly ancestral to other known fossil specie</text:span></text:p>
        </text:list-item>
      </text:list>
      <text:p text:style-name="P15"/>
      <text:p text:style-name="P16">Thoughts:</text:p>
      <text:list xml:id="list2418748616" text:style-name="L4">
        <text:list-item>
          <text:p text:style-name="P25"><text:span text:style-name="T14">The most informative character </text:span><text:span text:style-name="T15">states</text:span><text:span text:style-name="T14">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5">Molecular phylogenetics has a great advantage here</text:span><text:span text:style-name="T14">, </text:span><text:span text:style-name="T15">as</text:span><text:span text:style-name="T14"> any mutation that doesn’t cause a change in gene expression is assumed neutral </text:span><text:span text:style-name="T15">and so can make for an informative character in phylogenetic analysis.</text:span></text:p>
        </text:list-item>
        <text:list-item>
          <text:p text:style-name="P36"><text:span text:style-name="T15">T</text:span><text:span text:style-name="T13">he use of graphs for comparing </text:span><text:span text:style-name="T19">morphology in terms of physical connections seems flawed for the following reasons:</text:span></text:p>
        </text:list-item>
      </text:list>
      <text:list xml:id="list4178107015" text:style-name="L5">
        <text:list-item>
          <text:p text:style-name="P32">The amount of physical connection between 2 characters is not binary, using a proportion of surface area in contact would be a better measure of connection (fixed with a weighted graph).</text:p>
        </text:list-item>
        <text:list-item>
          <text:p text:style-name="P37"><text:span text:style-name="T13">Using only the top surface of the head gives an unrealistic graph structure where all characters eminate from the center (</text:span><text:span text:style-name="T20">Could a weighted graph fix this? If the graph is weighted in the below manner, there will </text:span><text:soft-page-break/><text:span text:style-name="T20">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3">).</text:span></text:p>
        </text:list-item>
        <text:list-item>
          <text:p text:style-name="P32">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33">The analysis must make use of weights.</text:p>
        </text:list-item>
      </text:list>
      <text:p text:style-name="P17"/>
      <text:p text:style-name="P14"><text:span text:style-name="T22">The Importance of Morphological evidence: </text:span><text:span text:style-name="T21">Phylogenetic </text:span><text:span text:style-name="T43">inference based on morphology allows us to corroborate proposed phylogenies of extant lineages with evidence from the fossil record for which we only have morphological evidence. </text:span><text:span text:style-name="T44">There has been a diversity of methods for using morphology in phylogenetic inference, too many to </text:span><text:span text:style-name="T45">summarise</text:span><text:span text:style-name="T44"> here, but I shall point to a few to inspire interest in the topic:</text:span></text:p>
      <text:p text:style-name="P9">As most species that have ever lived are extinct, few of which we have fossils for, the value of robust methods for inferring phylogenetic relationships from morphology becomes apparent. <text:s/><text:span text:style-name="T52">Where there appears to be disagreement between these records there is room for improvement in </text:span><text:span text:style-name="T53">our</text:span><text:span text:style-name="T52"> methods </text:span><text:span text:style-name="T53">and understanding </text:span><text:reference-mark-start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q70oJdrLIx"/><text:span text:style-name="T23">(Morlon, Parsons and Plotkin, 2011; Slater, Harmon and Alfaro, 2012)</text:span><text:reference-mark-end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q70oJdrLIx"/><text:span text:style-name="T53">⁠</text:span>. </text:p>
      <text:p text:style-name="P9"><text:span text:style-name="T53">However, methods for morphological analysis have lagged behind and so </text:span>problems that do rely heavily on morphological evidence, such as the long unresolved Arthropod head problem <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uEsuC9B3N"/><text:span text:style-name="T3">(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uEsuC9B3N"/>⁠, might benefit from fresh methods of phylogenetic inference. </text:p>
      <text:p text:style-name="P9"><text:span text:style-name="T48">Potential for ADR:</text:span><text:span text:style-name="T49"> </text:span><text:span text:style-name="T55">Whilst the fossil record is sparse </text:span><text:span text:style-name="T56">we expect</text:span><text:span text:style-name="T55"> 1%-10% of known fossil species </text:span><text:span text:style-name="T56">to</text:span><text:span text:style-name="T55"> be directly ancestral to other known fossil species</text:span><text:span text:style-name="T24">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nWT27ZyOB5"/><text:span text:style-name="T24">(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nWT27ZyOB5"/><text:span text:style-name="T24">. </text:span><text:span text:style-name="T25">The idea of identifying such ancestor-descendent relationships (ADR) started with</text:span><text:span text:style-name="T26"> Darwin </text:span><text:span text:style-name="T25">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8wrLAkzlrP"/><text:span text:style-name="T25">(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8wrLAkzlrP"/><text:span text:style-name="T26">⁠. </text:span><text:span text:style-name="T25">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zIkib5WQOv"/><text:span text:style-name="T25">(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zIkib5WQOv"/><text:span text:style-name="T25">⁠, </text:span><text:span text:style-name="T27">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QPUKpmf5rg"/><text:span text:style-name="T27">(Foote and Sepkoski, 1999; Aze </text:span><text:span text:style-name="T28">et al.</text:span><text:span text:style-name="T27">, 2011; Scannella </text:span><text:span text:style-name="T28">et al.</text:span><text:span text:style-name="T27">,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QPUKpmf5rg"/><text:span text:style-name="T27">. </text:span></text:p>
      <text:p text:style-name="P34"/>
      <text:p text:style-name="P9"><text:span text:style-name="T54">The issue of relations between characters: </text:span>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uU0GjlEPEa"/><text:span text:style-name="T3">(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uU0GjlEPEa"/>⁠. Taking a wide glance at biology we should expect morphological characters to be interdependent for many different reasons: <text:span text:style-name="T51">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text:span>Whilst many of these relationships are hard to ascertain, the p<text:span text:style-name="T51">hysical relationships between these characters are often obvious but underutilised in current quantitative methods of phylogenetic analysis as there has been no good way to codify them. </text:span></text:p>
      <text:p text:style-name="P8"/>
      <text:p text:style-name="P8"><text:span text:style-name="T54">The solution to be investigated: </text:span>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kHiVT75kyM"/><text:span text:style-name="T3">(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kHiVT75kyM"/>⁠. Further questions to explore would be to ask what other useful information can be gained from anatomical networks besides phylogenetic distance, how effective is this method in comparison to other methods and how can the software be further optimised.</text:p>
      <text:p text:style-name="P8"/>
      <text:p text:style-name="P12">References</text:p>
      <text:p text:style-name="P10"><text:s/></text:p>
      <text:section text:style-name="Sect1" text:name="ADDIN Mendeley Bibliography CSL_BIBLIOGRAPHY  RNDOu2ECu6Tmh">
        <text:p text:style-name="P20">Aze, T. <text:span text:style-name="T50">et al.</text:span> (2011) ‘A phylogeny of Cenozoic macroperforate planktonic foraminifera from fossil data’, <text:span text:style-name="T50">Biological Reviews</text:span>, 86(4), pp. 900–927. doi: 10.1111/j.1469-185X.2011.00178.x.</text:p>
        <text:p text:style-name="P20">Budd, G. E. (2002) ‘A palaeontological solution to the arthropod head problem’, <text:span text:style-name="T50">Nature</text:span>, 417(6886), pp. 271–275. doi: 10.1038/417271a.</text:p>
        <text:p text:style-name="P20">Dayrat, B. (2005) ‘Ancestor-descendant relationships and the reconstruction of the Tree of Life’, <text:span text:style-name="T50">Paleobiology</text:span>, 31(3), pp. 347–353. doi: 10.1666/0094-8373(2005)031[0347:aratro]2.0.co;2.</text:p>
        <text:p text:style-name="P20"><text:soft-page-break/>Foote, M. (1996) ‘On the probability of ancestors in the fossil record’, <text:span text:style-name="T50">Paleobiology</text:span>, 22(2), pp. 141–151. doi: 10.1017/S0094837300016146.</text:p>
        <text:p text:style-name="P21">Foote, M. and Sepkoski, J. J. (1999) ‘Absolute measures of the completeness of the fossil record’, <text:span text:style-name="T50">Nature</text:span>, 398(6726), pp. 415–417. doi: 10.1038/18872.</text:p>
        <text:p text:style-name="P21">Grant, T. and Kluge, A. G. (2004) ‘Transformation series as an ideographic character concept’, <text:span text:style-name="T50">Cladistics</text:span>, 20(1), pp. 23–31. doi: 10.1111/j.1096-0031.2004.00003.x.</text:p>
        <text:p text:style-name="P20">Hopkins, M. J. and St. John, K. (2021) ‘Incorporating Hierarchical Characters into Phylogenetic Analysis’, <text:span text:style-name="T50">Systematic Biology</text:span>. Edited by A. Wright, 0(0), pp. 1–18. doi: 10.1093/sysbio/syab005.</text:p>
        <text:p text:style-name="P20">Kuchaiev, O. and Pržulj, N. (2011) ‘Integrative network alignment reveals large regions of global network similarity in yeast and human’, <text:span text:style-name="T50">Bioinformatics</text:span>, 27(10), pp. 1390–1396. doi: 10.1093/bioinformatics/btr127.</text:p>
        <text:p text:style-name="P20">Malod-Dognin, N. and Prẑulj, N. (2014) ‘GR-Align: Fast and flexible alignment of protein 3D structures using graphlet degree similarity’, <text:span text:style-name="T50">Bioinformatics</text:span>, 30(9), pp. 1259–1265. doi: 10.1093/bioinformatics/btu020.</text:p>
        <text:p text:style-name="P20">Milenković, T. and Pržulj, N. (2008) ‘Uncovering biological network function via graphlet degree signatures’, <text:span text:style-name="T50">Cancer Informatics</text:span>, 6, pp. 257–273. doi: 10.4137/cin.s680.</text:p>
        <text:p text:style-name="P20">Morlon, H., Parsons, T. L. and Plotkin, J. B. (2011) ‘Reconciling molecular phylogenies with the fossil record’, <text:span text:style-name="T50">Proceedings of the National Academy of Sciences of the United States of America</text:span>, 108(39), pp. 16327–16332. doi: 10.1073/pnas.1102543108.</text:p>
        <text:p text:style-name="P20">Pržulj, N. (2007) ‘Biological network comparison using graphlet degree distribution’, in <text:span text:style-name="T50">Bioinformatics</text:span>. Oxford University Press, pp. e177–e183. doi: 10.1093/bioinformatics/btl301.</text:p>
        <text:p text:style-name="P20">Pržulj, N., Corneil, D. G. and Jurisica, I. (2004) ‘Modeling interactome: Scale-free or geometric?’, <text:span text:style-name="T50">Bioinformatics</text:span>, 20(18), pp. 3508–3515. doi: 10.1093/bioinformatics/bth436.</text:p>
        <text:p text:style-name="P20">Rempel, J. (1975) ‘Evolution of the Insect Head: the Endless Dispute’, <text:span text:style-name="T50">Quaestiones Entomologicae</text:span>, 11, pp. 7–25. Available at: https://agris.fao.org/agris-search/search.do?recordID=US201302736485 (Accessed: 6 April 2021).</text:p>
        <text:p text:style-name="P20">Rieppel, O. (2020) ‘Morphology and Phylogeny’, <text:span text:style-name="T50">Journal of the History of Biology</text:span>, 53(2), pp. 217–230. doi: 10.1007/s10739-020-09600-x.</text:p>
        <text:p text:style-name="P20">Scannella, J. B. <text:span text:style-name="T50">et al.</text:span> (2014) ‘Evolutionary trends in Triceratops from the Hell Creek Formation, Montana’, <text:span text:style-name="T50">Proceedings of the National Academy of Sciences of the United States of America</text:span>, 111(28), pp. 10245–10250. doi: 10.1073/pnas.1313334111.</text:p>
        <text:p text:style-name="P20">Slater, G. J., Harmon, L. J. and Alfaro, M. E. (2012) ‘Integrating fossils with molecular phylogenies improves inference of trait evolution’, <text:span text:style-name="T50">Evolution</text:span>, 66(12), pp. 3931–3944. doi: 10.1111/j.1558-5646.2012.01723.x.</text:p>
        <text:p text:style-name="P20">Tsai, C. H. and Fordyce, R. E. (2015) ‘Ancestor - Descendant relationships in evolution: Origin of the extant pygmy right whale, Caperea marginata’, <text:span text:style-name="T50">Biology Letters</text:span>, 11(1). doi: 10.1098/rsbl.2014.0875.</text:p>
        <text:p text:style-name="P19">Wood, H. M. (2017) ‘Integrating fossil and extant lineages: An examination of morphological space through time (Araneae: Archaeidae)’, <text:span text:style-name="T50">Journal of Arachnology</text:span>, 45(1), pp. 20–29. doi: 10.1636/JoA-S-16-039.1.</text:p>
      </text:section>
      <text:p text:style-name="P1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4-22T22:55:51.905220220</dc:date>
    <meta:editing-duration>PT2H21M5S</meta:editing-duration>
    <meta:editing-cycles>12</meta:editing-cycles>
    <meta:document-statistic meta:table-count="0" meta:image-count="0" meta:object-count="0" meta:page-count="3" meta:paragraph-count="58" meta:word-count="1504" meta:character-count="10421" meta:non-whitespace-character-count="8995"/>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